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553a"/>
    </style:style>
    <style:style style:name="P2" style:family="paragraph" style:parent-style-name="Standard">
      <style:paragraph-properties fo:text-align="center" style:justify-single-word="false"/>
      <style:text-properties officeooo:rsid="001d553a" officeooo:paragraph-rsid="001d553a"/>
    </style:style>
    <style:style style:name="P3" style:family="paragraph" style:parent-style-name="Standard">
      <style:paragraph-properties fo:text-align="start" style:justify-single-word="false"/>
      <style:text-properties officeooo:rsid="001d553a" officeooo:paragraph-rsid="001d553a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1d553a" officeooo:paragraph-rsid="001d553a"/>
    </style:style>
    <style:style style:name="T1" style:family="text">
      <style:text-properties officeooo:rsid="001d553a"/>
    </style:style>
  </office:automatic-styles>
  <office:body>
    <office:text>
      <text:variable-decls>
        <text:variable-decl office:value-type="string" text:name="titreActe"/>
        <text:variable-decl office:value-type="string" text:name="dateSignatureActe"/>
        <text:variable-decl office:value-type="string" text:name="n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Test Document OpenOffice contenant les variables nécessaires avec le bon intitulé</text:p>
      <text:p text:style-name="P3"/>
      <text:p text:style-name="P4"/>
      <text:p text:style-name="P3"/>
      <text:p text:style-name="P2"/>
      <text:p text:style-name="P2"><text:variable-set text:name="titreActe" office:value-type="string">titre de l'acte à saisir ici !</text:variable-set></text:p>
      <text:p text:style-name="P3"/>
      <text:p text:style-name="P3"/>
      <text:p text:style-name="P3"/>
      <text:p text:style-name="P3"/>
      <text:p text:style-name="P1"><text:span text:style-name="T1">Date de signature de l'acte/extrait : <text:s/></text:span><text:span text:style-name="T1"><text:variable-set text:name="dateSignatureActe" office:value-type="string">12 décembre 2011</text:variable-set></text:span></text:p>
      <text:p text:style-name="P3"/>
      <text:p text:style-name="P3"/>
      <text:p text:style-name="P3"/>
      <text:p text:style-name="P1"><text:span text:style-name="T1">Numéro NOR : </text:span><text:span text:style-name="T1"><text:variable-set text:name="nor" office:value-type="string">AZEF0000001Y</text:variable-set></text:span><text:span text:style-name="T1">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1T05:32:09</meta:creation-date>
    <dc:date>2011-08-19T11:05:29</dc:date>
    <meta:editing-duration>PT00H02M23S</meta:editing-duration>
    <meta:editing-cycles>31</meta:editing-cycles>
    <meta:generator>OpenOffice.org/3.2$Linux OpenOffice.org_project/320m19$Build-9505</meta:generator>
    <meta:document-statistic meta:table-count="0" meta:image-count="0" meta:object-count="0" meta:page-count="1" meta:paragraph-count="4" meta:word-count="31" meta:character-count="193"/>
    <meta:user-defined meta:name="IdentifiantUnique">1074909209391258309</meta:user-defined>
  </office:meta>
</office:document-meta>
</file>